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YuGothic" svg:font-family="YuGothic" style:font-family-generic="system" style:font-pitch="variable"/>
    <style:font-face style:name="YuMincho" svg:font-family="YuMincho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>
      <style:text-properties officeooo:rsid="00073a79" officeooo:paragraph-rsid="00073a7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REPORT — ATTIVAZIONE CATALOG ENGINE (TEST LOCALE)</text:h>
      <text:p text:style-name="Text_20_body">DATA: 2026-04-13<text:line-break/>AMBIENTE: TEST LOCALE<text:line-break/>PERCORSO: /Users/PER_TEST/dati_massivi_test</text:p>
      <text:p text:style-name="Horizontal_20_Line"/>
      <text:h text:style-name="Heading_20_2" text:outline-level="2">1. OBIETTIVO</text:h>
      <text:p text:style-name="Text_20_body">Integrare un <text:span text:style-name="Strong_20_Emphasis">Catalog Engine (brand + wind ranges)</text:span> nel sistema,<text:line-break/>senza modificare pipeline REAL FIRST (L1/L2/L3),<text:line-break/>per:</text:p>
      <text:list text:style-name="L1">
        <text:list-item>
          <text:p text:style-name="P1">evitare output non plausibili</text:p>
        </text:list-item>
        <text:list-item>
          <text:p text:style-name="P1">supportare il backend con pochi dati reali</text:p>
        </text:list-item>
        <text:list-item>
          <text:p text:style-name="P1">creare un guardrail anti-assurdità</text:p>
        </text:list-item>
      </text:list>
      <text:p text:style-name="Horizontal_20_Line"/>
      <text:h text:style-name="Heading_20_2" text:outline-level="2">2. PRINCIPIO ARCHITETTURA</text:h>
      <text:p text:style-name="Text_20_body">Il catalogo NON entra nella pipeline.</text:p>
      <text:p text:style-name="Text_20_body">FLUSSO CORRETTO:</text:p>
      <text:p text:style-name="Text_20_body">INPUT → richiesta utente<text:line-break/>↓</text:p>
      <text:list text:style-name="L2">
        <text:list-item>
          <text:p text:style-name="P2">MODELLO FISICO</text:p>
        </text:list-item>
        <text:list-item>
          <text:p text:style-name="P2">DATI REALI (L2)</text:p>
        </text:list-item>
        <text:list-item>
          <text:p text:style-name="P2">CATALOG ENGINE (lookup)<text:line-break/>↓<text:line-break/>FUSIONE INTELLIGENTE<text:line-break/>↓<text:line-break/>OUTPUT + CONFIDENCE</text:p>
        </text:list-item>
      </text:list>
      <text:p text:style-name="Horizontal_20_Line"/>
      <text:h text:style-name="Heading_20_2" text:outline-level="2">3. IMPLEMENTAZIONE ESEGUITA</text:h>
      <text:h text:style-name="Heading_20_3" text:outline-level="3">3.1 Caricamento catalogo</text:h>
      <text:p text:style-name="Text_20_body">File SQL caricato:</text:p>
      <text:p text:style-name="Text_20_body">catalog_engine_kites_sqlite.sql</text:p>
      <text:p text:style-name="Text_20_body">DB target:</text:p>
      <text:p text:style-name="Text_20_body">./data/collector.db</text:p>
      <text:p text:style-name="Text_20_body"><text:soft-page-break/>Comando:</text:p>
      <text:p text:style-name="Text_20_body">sqlite3 ./data/collector.db &lt; /Users/PER_TEST/catalog_engine_kites_sqlite.sql</text:p>
      <text:p text:style-name="Horizontal_20_Line"/>
      <text:h text:style-name="Heading_20_3" text:outline-level="3">3.2 Creazione tabella</text:h>
      <text:p text:style-name="Text_20_body">Tabella creata:</text:p>
      <text:p text:style-name="Text_20_body">catalog_engine_kites</text:p>
      <text:p text:style-name="Text_20_body">Caratteristiche:</text:p>
      <text:list text:style-name="L3">
        <text:list-item>
          <text:p text:style-name="P3">dataset pulito</text:p>
        </text:list-item>
        <text:list-item>
          <text:p text:style-name="P3">solo record con wind range validi</text:p>
        </text:list-item>
        <text:list-item>
          <text:p text:style-name="P3">utilizzo: lookup backend</text:p>
        </text:list-item>
        <text:list-item>
          <text:p text:style-name="P3">non usata in L1/L2</text:p>
        </text:list-item>
      </text:list>
      <text:p text:style-name="Horizontal_20_Line"/>
      <text:h text:style-name="Heading_20_3" text:outline-level="3">3.3 Verifica dati</text:h>
      <text:p text:style-name="Text_20_body">Totale record:</text:p>
      <text:p text:style-name="Text_20_body">65 righe</text:p>
      <text:p text:style-name="Text_20_body">Distribuzione:</text:p>
      <text:list text:style-name="L4">
        <text:list-item>
          <text:p text:style-name="P4">North → 33</text:p>
        </text:list-item>
        <text:list-item>
          <text:p text:style-name="P4">Harlem → 18</text:p>
        </text:list-item>
        <text:list-item>
          <text:p text:style-name="P4">Duotone → 12</text:p>
        </text:list-item>
        <text:list-item>
          <text:p text:style-name="P4">CORE → 2</text:p>
        </text:list-item>
      </text:list>
      <text:p text:style-name="Horizontal_20_Line"/>
      <text:h text:style-name="Heading_20_3" text:outline-level="3">3.4 Creazione view aggregata</text:h>
      <text:p text:style-name="Text_20_body">View creata:</text:p>
      <text:p text:style-name="Text_20_body">catalog_size_wind_ranges</text:p>
      <text:p text:style-name="Text_20_body">SQL:</text:p>
      <text:p text:style-name="Text_20_body">CREATE VIEW catalog_size_wind_ranges AS<text:line-break/>SELECT<text:line-break/>size_m2,<text:line-break/>MIN(wind_min_kts) AS min_wind_seen,<text:line-break/>MAX(wind_max_kts) AS max_wind_seen<text:line-break/>FROM catalog_engine_kites<text:line-break/>GROUP BY size_m2;</text:p>
      <text:p text:style-name="Horizontal_20_Line"/>
      <text:h text:style-name="Heading_20_2" text:outline-level="2"><text:soft-page-break/>4. VALIDAZIONE FUNZIONALE</text:h>
      <text:p text:style-name="Text_20_body">Test eseguito:</text:p>
      <text:p text:style-name="Text_20_body">vento = 22 nodi</text:p>
      <text:p text:style-name="Text_20_body">Query:</text:p>
      <text:p text:style-name="Text_20_body">SELECT size_m2<text:line-break/>FROM catalog_size_wind_ranges<text:line-break/>WHERE 22 BETWEEN min_wind_seen AND max_wind_seen;</text:p>
      <text:p text:style-name="Horizontal_20_Line"/>
      <text:h text:style-name="Heading_20_3" text:outline-level="3">RISULTATO</text:h>
      <text:p text:style-name="Text_20_body">Size plausibili:</text:p>
      <text:p text:style-name="Text_20_body">4, 5, 6, 7, 8, 9, 10, 11, 12, 14</text:p>
      <text:p text:style-name="Horizontal_20_Line"/>
      <text:h text:style-name="Heading_20_2" text:outline-level="2">5. RISULTATO OPERATIVO</text:h>
      <text:p text:style-name="Text_20_body">Il sistema ora:</text:p>
      <text:list text:style-name="L5">
        <text:list-item>
          <text:p text:style-name="P5">blocca output impossibili (es. 1–2 m²)</text:p>
        </text:list-item>
        <text:list-item>
          <text:p text:style-name="P5">fornisce range realistico</text:p>
        </text:list-item>
        <text:list-item>
          <text:p text:style-name="P5">mantiene separazione da dati reali</text:p>
        </text:list-item>
      </text:list>
      <text:p text:style-name="Horizontal_20_Line"/>
      <text:h text:style-name="Heading_20_2" text:outline-level="2">6. IMPATTO ARCHITETTURALE</text:h>
      <text:p text:style-name="Text_20_body">✔ Nessuna modifica a:</text:p>
      <text:list text:style-name="L6">
        <text:list-item>
          <text:p text:style-name="P6">L1</text:p>
        </text:list-item>
        <text:list-item>
          <text:p text:style-name="P6">L2</text:p>
        </text:list-item>
        <text:list-item>
          <text:p text:style-name="P6">L3</text:p>
        </text:list-item>
        <text:list-item>
          <text:p text:style-name="P6">Fabbrica</text:p>
        </text:list-item>
        <text:list-item>
          <text:p text:style-name="P6">Gate</text:p>
        </text:list-item>
      </text:list>
      <text:p text:style-name="Text_20_body">✔ Nuovo componente:</text:p>
      <text:p text:style-name="Text_20_body">Catalog Engine (read-only)</text:p>
      <text:p text:style-name="Text_20_body">✔ Utilizzo:</text:p>
      <text:p text:style-name="Text_20_body">solo in fase di risposta</text:p>
      <text:p text:style-name="Horizontal_20_Line"/>
      <text:h text:style-name="Heading_20_2" text:outline-level="2"><text:soft-page-break/>7. FUNZIONE DEL CATALOG ENGINE</text:h>
      <text:p text:style-name="Text_20_body">Ruolo:</text:p>
      <text:list text:style-name="L7">
        <text:list-item>
          <text:p text:style-name="P7">guardrail di plausibilità</text:p>
        </text:list-item>
        <text:list-item>
          <text:p text:style-name="P7">supporto con pochi dati reali</text:p>
        </text:list-item>
        <text:list-item>
          <text:p text:style-name="P7">controllo qualità output</text:p>
        </text:list-item>
      </text:list>
      <text:p text:style-name="Text_20_body">NON è:</text:p>
      <text:list text:style-name="L8">
        <text:list-item>
          <text:p text:style-name="P8">fonte di verità</text:p>
        </text:list-item>
        <text:list-item>
          <text:p text:style-name="P8">dataset di training</text:p>
        </text:list-item>
        <text:list-item>
          <text:p text:style-name="P8">sostituto dei dati reali</text:p>
        </text:list-item>
      </text:list>
      <text:p text:style-name="Horizontal_20_Line"/>
      <text:h text:style-name="Heading_20_2" text:outline-level="2">8. REGOLA OPERATIVA</text:h>
      <text:p text:style-name="Text_20_body">REAL FIRST</text:p>
      <text:p text:style-name="Text_20_body">Supporto:</text:p>
      <text:list text:style-name="L9">
        <text:list-item>
          <text:p text:style-name="P9">Physics → struttura</text:p>
        </text:list-item>
        <text:list-item>
          <text:p text:style-name="P9">Catalog → plausibilità</text:p>
        </text:list-item>
      </text:list>
      <text:p text:style-name="Horizontal_20_Line"/>
      <text:h text:style-name="Heading_20_2" text:outline-level="2">9. PROSSIMI STEP</text:h>
      <text:list text:style-name="L10">
        <text:list-item>
          <text:p text:style-name="P10">Integrazione nel backend resolver</text:p>
        </text:list-item>
        <text:list-item>
          <text:p text:style-name="P10">Introduzione pesi dinamici:</text:p>
          <text:list>
            <text:list-item>
              <text:p text:style-name="P10">real &gt; physics &gt; catalog</text:p>
            </text:list-item>
          </text:list>
        </text:list-item>
        <text:list-item>
          <text:p text:style-name="P10">Evoluzione:</text:p>
          <text:list>
            <text:list-item>
              <text:p text:style-name="P10">da filtro → a supporto decisionale</text:p>
            </text:list-item>
          </text:list>
        </text:list-item>
      </text:list>
      <text:p text:style-name="Horizontal_20_Line"/>
      <text:h text:style-name="Heading_20_2" text:outline-level="2">10. CONCLUSIONE</text:h>
      <text:p text:style-name="Text_20_body">Catalog Engine attivo con successo in ambiente TEST.</text:p>
      <text:p text:style-name="Text_20_body">Sistema ora capace di:</text:p>
      <text:list text:style-name="L11">
        <text:list-item>
          <text:p text:style-name="P11">riconoscere output non plausibili</text:p>
        </text:list-item>
        <text:list-item>
          <text:p text:style-name="P11">stabilizzare le raccomandazioni</text:p>
        </text:list-item>
        <text:list-item>
          <text:p text:style-name="P11">operare anche con dataset reali limitati</text:p>
        </text:list-item>
      </text:list>
      <text:p text:style-name="Text_20_body"><text:soft-page-break/>PRONTO PER ESTENSIONE IN PRODUZIONE DOPO VALIDAZIONE.</text:p>
      <text:p text:style-name="Horizontal_20_Line"/>
      <text:p text:style-name="P12"/>
      <text:p text:style-name="P12"/>
      <text:p text:style-name="P12">DA DARE A CODEX </text:p>
      <text:p text:style-name="Text_20_body">input: vento = 22 nodi</text:p>
      <text:p text:style-name="Text_20_body">→ query catalog_size_wind_ranges</text:p>
      <text:p text:style-name="Text_20_body">→ ottieni: size plausibili = [4,5,6,7,8,9,10,11,12,14]</text:p>
      <text:p text:style-name="Text_20_body">→ se output modello ∉ lista: → flag = NON PLAUSIBILE → fallback / abbassa confidence</text:p>
      <text:p text:style-name="Text_20_body">→ se output modello ∈ lista: → ok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YuGothic" svg:font-family="YuGothic" style:font-family-generic="system" style:font-pitch="variable"/>
    <style:font-face style:name="YuMincho" svg:font-family="YuMinch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YuMincho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YuMincho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YuGothic" style:font-family-asian="YuGothic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YuMincho" style:font-family-asian="YuMincho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YuMincho" style:font-family-asian="YuMincho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16:50:30.234108000</meta:creation-date>
    <dc:date>2026-04-13T16:55:56.586973000</dc:date>
    <meta:editing-duration>PT5M8S</meta:editing-duration>
    <meta:editing-cycles>2</meta:editing-cycles>
    <meta:generator>LibreOffice/26.2.2.2$MacOSX_AARCH64 LibreOffice_project/1f77d10d6938fd34972958f64b2bcfa54f8b1ba5</meta:generator>
    <meta:document-statistic meta:table-count="0" meta:image-count="0" meta:object-count="0" meta:page-count="5" meta:paragraph-count="100" meta:word-count="421" meta:character-count="2694" meta:non-whitespace-character-count="2412"/>
  </office:meta>
</office:document-meta>
</file>